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223000001B7FD8BFD2F08162FB1.png" manifest:media-type="image/png"/>
  <manifest:file-entry manifest:full-path="Pictures/100002010000029C00000225624CF2F6064DBDCB.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master-page-name="">
      <style:table-properties style:width="17cm" style:page-number="auto"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paragraph-properties fo:orphans="0" fo:widows="0"/>
      <style:text-properties officeooo:rsid="00cbba2a" officeooo:paragraph-rsid="00e8538b"/>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24130f"/>
    </style:style>
    <style:style style:name="P11" style:family="paragraph" style:parent-style-name="Text_20_body" style:master-page-name="">
      <style:paragraph-properties fo:keep-together="always" fo:orphans="0" fo:widows="0" style:page-number="auto"/>
      <style:text-properties officeooo:paragraph-rsid="00e8538b"/>
    </style:style>
    <style:style style:name="P12" style:family="paragraph" style:parent-style-name="Text_20_body" style:master-page-name="">
      <style:paragraph-properties fo:keep-together="always" fo:orphans="0" fo:widows="0" style:page-number="auto" style:writing-mode="page"/>
      <style:text-properties officeooo:paragraph-rsid="00e8538b"/>
    </style:style>
    <style:style style:name="P13" style:family="paragraph" style:parent-style-name="LOList_20_1_5f_TextBody">
      <style:text-properties officeooo:paragraph-rsid="00e8538b"/>
    </style:style>
    <style:style style:name="P14" style:family="paragraph" style:parent-style-name="Text_20_body">
      <style:paragraph-properties fo:margin-top="0.3cm" fo:margin-bottom="0.199cm" loext:contextual-spacing="false"/>
      <style:text-properties officeooo:rsid="00baa1c6" officeooo:paragraph-rsid="00e8538b"/>
    </style:style>
    <style:style style:name="P15" style:family="paragraph" style:parent-style-name="Subtitle">
      <style:text-properties fo:language="en" fo:country="US" officeooo:rsid="001f0121"/>
    </style:style>
    <style:style style:name="P16" style:family="paragraph" style:parent-style-name="Guide_20_Name">
      <style:text-properties fo:language="en" fo:country="US" officeooo:rsid="001f0121" officeooo:paragraph-rsid="001f0121"/>
    </style:style>
    <style:style style:name="P17" style:family="paragraph" style:parent-style-name="Table_20_Contents">
      <style:paragraph-properties fo:text-align="end" style:justify-single-word="false"/>
      <style:text-properties fo:font-size="14pt" officeooo:paragraph-rsid="00e8538b"/>
    </style:style>
    <style:style style:name="P18" style:family="paragraph" style:parent-style-name="Table_20_Contents">
      <style:text-properties fo:font-size="14pt" officeooo:paragraph-rsid="00e8538b"/>
    </style:style>
    <style:style style:name="P19" style:family="paragraph" style:parent-style-name="Table_20_Contents">
      <style:text-properties officeooo:paragraph-rsid="00c72a5c"/>
    </style:style>
    <style:style style:name="P20" style:family="paragraph" style:parent-style-name="Table_20_Contents">
      <style:text-properties officeooo:rsid="010fc67d" officeooo:paragraph-rsid="010fc67d"/>
    </style:style>
    <style:style style:name="P21" style:family="paragraph" style:parent-style-name="Table_20_Contents">
      <style:text-properties officeooo:paragraph-rsid="00e8538b"/>
    </style:style>
    <style:style style:name="P22" style:family="paragraph" style:parent-style-name="Table_20_Contents">
      <style:text-properties officeooo:rsid="010afef1" officeooo:paragraph-rsid="010afef1"/>
    </style:style>
    <style:style style:name="P23" style:family="paragraph" style:parent-style-name="Table_20_Contents">
      <style:text-properties fo:font-weight="bold" officeooo:rsid="010fc67d" officeooo:paragraph-rsid="010fc67d" style:font-weight-asian="bold" style:font-weight-complex="bold"/>
    </style:style>
    <style:style style:name="P24" style:family="paragraph" style:parent-style-name="Table_20_Contents">
      <style:text-properties officeooo:paragraph-rsid="010fc67d"/>
    </style:style>
    <style:style style:name="P25" style:family="paragraph" style:parent-style-name="Table_20_Contents">
      <style:text-properties officeooo:rsid="01117a76" officeooo:paragraph-rsid="01117a76"/>
    </style:style>
    <style:style style:name="P26" style:family="paragraph" style:parent-style-name="Table_20_Contents">
      <style:text-properties officeooo:rsid="0112f1cd" officeooo:paragraph-rsid="0112f1cd"/>
    </style:style>
    <style:style style:name="P27" style:family="paragraph" style:parent-style-name="Table_20_Heading">
      <style:text-properties fo:font-size="10.5pt" officeooo:paragraph-rsid="00c72a5c" style:font-size-asian="10.5pt" style:font-size-complex="10.5pt"/>
    </style:style>
    <style:style style:name="P28" style:family="paragraph" style:parent-style-name="Text_20_body">
      <style:paragraph-properties fo:margin-top="0cm" fo:margin-bottom="0cm" loext:contextual-spacing="false"/>
      <style:text-properties officeooo:rsid="00ed5f62" officeooo:paragraph-rsid="00ed5f62"/>
    </style:style>
    <style:style style:name="P29" style:family="paragraph" style:parent-style-name="Text_20_body">
      <style:paragraph-properties fo:margin-top="0cm" fo:margin-bottom="0cm" loext:contextual-spacing="false"/>
      <style:text-properties officeooo:rsid="00f1532a" officeooo:paragraph-rsid="00f1532a"/>
    </style:style>
    <style:style style:name="P30" style:family="paragraph" style:parent-style-name="Text_20_body">
      <style:paragraph-properties fo:margin-top="0cm" fo:margin-bottom="0cm" loext:contextual-spacing="false" style:writing-mode="page"/>
      <style:text-properties officeooo:paragraph-rsid="00e8538b"/>
    </style:style>
    <style:style style:name="P31" style:family="paragraph" style:parent-style-name="Figure">
      <style:paragraph-properties fo:margin-top="0cm" fo:margin-bottom="0cm" loext:contextual-spacing="false" style:writing-mode="page"/>
      <style:text-properties officeooo:paragraph-rsid="00e8538b"/>
    </style:style>
    <style:style style:name="P32" style:family="paragraph" style:parent-style-name="Definition_20_Term">
      <style:text-properties officeooo:paragraph-rsid="00e8538b"/>
    </style:style>
    <style:style style:name="P33" style:family="paragraph" style:parent-style-name="Figure">
      <style:text-properties officeooo:paragraph-rsid="00e8538b"/>
    </style:style>
    <style:style style:name="P34" style:family="paragraph" style:parent-style-name="Figure">
      <style:text-properties officeooo:paragraph-rsid="01224b29"/>
    </style:style>
    <style:style style:name="P35" style:family="paragraph" style:parent-style-name="Figure" style:master-page-name="">
      <style:paragraph-properties fo:margin-top="0.199cm" fo:margin-bottom="0.21cm" loext:contextual-spacing="false" style:page-number="auto"/>
      <style:text-properties officeooo:paragraph-rsid="00e8538b"/>
    </style:style>
    <style:style style:name="P36" style:family="paragraph" style:parent-style-name="Text_20_body">
      <style:paragraph-properties fo:margin-top="0.199cm" fo:margin-bottom="0.21cm" loext:contextual-spacing="false"/>
      <style:text-properties officeooo:paragraph-rsid="00e8538b"/>
    </style:style>
    <style:style style:name="P37" style:family="paragraph" style:parent-style-name="Text_20_Body_20_List_20_Intro">
      <style:text-properties officeooo:paragraph-rsid="00e8538b"/>
    </style:style>
    <style:style style:name="P38" style:family="paragraph" style:parent-style-name="Text_20_Body_20_List_20_Intro">
      <style:paragraph-properties fo:margin-top="0cm" fo:margin-bottom="0.15cm" loext:contextual-spacing="false"/>
      <style:text-properties officeooo:paragraph-rsid="00e8538b"/>
    </style:style>
    <style:style style:name="P39" style:family="paragraph" style:parent-style-name="Text_20_Note">
      <style:text-properties officeooo:rsid="00998374" officeooo:paragraph-rsid="00e8538b"/>
    </style:style>
    <style:style style:name="P40" style:family="paragraph" style:parent-style-name="Text_20_Note">
      <style:text-properties officeooo:paragraph-rsid="00e8538b"/>
    </style:style>
    <style:style style:name="P41" style:family="paragraph" style:parent-style-name="Caption">
      <style:text-properties officeooo:paragraph-rsid="00e8538b"/>
    </style:style>
    <style:style style:name="P42" style:family="paragraph" style:parent-style-name="Caption">
      <style:text-properties officeooo:paragraph-rsid="01346825"/>
    </style:style>
    <style:style style:name="P43" style:family="paragraph" style:parent-style-name="Caption">
      <style:text-properties officeooo:paragraph-rsid="01347df1"/>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e8538b"/>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e8538b"/>
    </style:style>
    <style:style style:name="P60" style:family="paragraph" style:parent-style-name="Heading_20_2">
      <style:text-properties officeooo:paragraph-rsid="00f1532a"/>
    </style:style>
    <style:style style:name="P61" style:family="paragraph" style:parent-style-name="Heading_20_2">
      <style:text-properties officeooo:paragraph-rsid="00916c9a"/>
    </style:style>
    <style:style style:name="P62" style:family="paragraph" style:parent-style-name="Heading_20_2">
      <style:text-properties officeooo:paragraph-rsid="00e8538b"/>
    </style:style>
    <style:style style:name="P63" style:family="paragraph" style:parent-style-name="Heading_20_2">
      <style:paragraph-properties fo:margin-top="0.3cm" fo:margin-bottom="0.199cm" loext:contextual-spacing="false"/>
      <style:text-properties officeooo:paragraph-rsid="00e8538b"/>
    </style:style>
    <style:style style:name="P64" style:family="paragraph" style:parent-style-name="Heading_20_2" style:master-page-name="">
      <style:paragraph-properties fo:margin-top="0.3cm" fo:margin-bottom="0.199cm" loext:contextual-spacing="false" style:page-number="auto"/>
      <style:text-properties officeooo:paragraph-rsid="00e8538b"/>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Note">
      <style:text-properties officeooo:paragraph-rsid="00e8538b"/>
    </style:style>
    <style:style style:name="P67" style:family="paragraph" style:parent-style-name="Heading_20_Note">
      <style:paragraph-properties fo:margin-top="0cm" fo:margin-bottom="0.131cm" loext:contextual-spacing="false" style:writing-mode="lr-tb"/>
      <style:text-properties officeooo:paragraph-rsid="00e8538b"/>
    </style:style>
    <style:style style:name="P68" style:family="paragraph" style:parent-style-name="Heading_20_Note">
      <style:paragraph-properties fo:margin-top="0cm" fo:margin-bottom="0.131cm" loext:contextual-spacing="false"/>
      <style:text-properties officeooo:paragraph-rsid="00e8538b"/>
    </style:style>
    <style:style style:name="P69" style:family="paragraph" style:parent-style-name="Heading_20_Tip">
      <style:text-properties officeooo:paragraph-rsid="00e8538b"/>
    </style:style>
    <style:style style:name="P70" style:family="paragraph" style:parent-style-name="Heading_20_Tip">
      <style:text-properties officeooo:rsid="0113ae01" officeooo:paragraph-rsid="0113ae01"/>
    </style:style>
    <style:style style:name="P71" style:family="paragraph" style:parent-style-name="Heading_20_Caution">
      <style:text-properties officeooo:rsid="00998374" officeooo:paragraph-rsid="00e8538b"/>
    </style:style>
    <style:style style:name="P72" style:family="paragraph" style:parent-style-name="Numbering_20_1">
      <style:text-properties officeooo:paragraph-rsid="00e8538b"/>
    </style:style>
    <style:style style:name="P73" style:family="paragraph" style:parent-style-name="Numbering_20_1">
      <style:text-properties officeooo:rsid="00fb9c7c" officeooo:paragraph-rsid="00fb9c7c"/>
    </style:style>
    <style:style style:name="P74" style:family="paragraph" style:parent-style-name="Numbering_20_1">
      <style:text-properties officeooo:rsid="01061acc" officeooo:paragraph-rsid="01061acc"/>
    </style:style>
    <style:style style:name="P75" style:family="paragraph" style:parent-style-name="Numbering_20_1" style:list-style-name="Numbering_20_1">
      <style:text-properties officeooo:paragraph-rsid="00e8538b"/>
    </style:style>
    <style:style style:name="P76" style:family="paragraph" style:parent-style-name="Numbering_20_1" style:list-style-name="Numbering_20_1">
      <style:text-properties officeooo:paragraph-rsid="01210b89"/>
    </style:style>
    <style:style style:name="P77" style:family="paragraph" style:parent-style-name="Numbering_20_1">
      <style:paragraph-properties fo:margin-top="0cm" fo:margin-bottom="0cm" loext:contextual-spacing="false" style:writing-mode="lr-tb"/>
      <style:text-properties officeooo:paragraph-rsid="00e8538b"/>
    </style:style>
    <style:style style:name="P78" style:family="paragraph" style:parent-style-name="Numbering_20_1" style:master-page-name="">
      <style:paragraph-properties style:page-number="auto" fo:keep-with-next="always">
        <style:tab-stops/>
      </style:paragraph-properties>
      <style:text-properties officeooo:paragraph-rsid="00e8538b"/>
    </style:style>
    <style:style style:name="P79" style:family="paragraph" style:parent-style-name="Heading_20_3">
      <style:text-properties officeooo:rsid="01040c4d" officeooo:paragraph-rsid="00f1532a"/>
    </style:style>
    <style:style style:name="P80" style:family="paragraph" style:parent-style-name="Heading_20_3">
      <style:text-properties officeooo:paragraph-rsid="00e8538b"/>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List_20_1">
      <style:text-properties officeooo:paragraph-rsid="00e8538b"/>
    </style:style>
    <style:style style:name="P84" style:family="paragraph" style:parent-style-name="List_20_1" style:master-page-name="">
      <style:paragraph-properties style:page-number="auto" fo:keep-with-next="always"/>
      <style:text-properties officeooo:paragraph-rsid="00e8538b"/>
    </style:style>
    <style:style style:name="P85" style:family="paragraph" style:parent-style-name="Footer">
      <style:paragraph-properties fo:text-align="start" style:justify-single-word="false"/>
      <style:text-properties officeooo:paragraph-rsid="0137f82d"/>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draw:frame draw:style-name="fr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4">Chapter 11 <text:s/><text:line-break/>Graphics, Gallery, Fontwork</text:p>
      <text:p text:style-name="P15"/>
      <text:section text:style-name="Sect1" text:name="GS601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byla vytvořena úpravami a aktualizacemi knihy <text:span text:style-name="LOEmphasis">Getting Started with OpenOffice.org 3.3</text:span>.</text:p>
        <text:h text:style-name="P79"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Paul Figueiredo</text:p>
            </table:table-cell>
            <table:table-cell office:value-type="string">
              <text:p text:style-name="P29">Oliver Hallot</text:p>
            </table:table-cell>
            <table:table-cell office:value-type="string">
              <text:p text:style-name="P29">Dave Barton</text:p>
            </table:table-cell>
          </table:table-row>
        </table:table>
        <text:h text:style-name="P79" text:outline-level="3"><text:bookmark-start text:name="__RefHeading___Toc15984_960522364"/>Pro <text:span text:style-name="T10">p</text:span>ředchozí <text:span text:style-name="T10">v</text:span>ydání<text:bookmark-end text:name="__RefHeading___Toc15984_960522364"/></text:h>
        <table:table table:name="Table4" table:style-name="Table4">
          <table:table-column table:style-name="Table4.A" table:number-columns-repeated="3"/>
          <table:table-row>
            <table:table-cell office:value-type="string">
              <text:p text:style-name="P55">Agnes Belzunce</text:p>
            </table:table-cell>
            <table:table-cell office:value-type="string">
              <text:p text:style-name="P55">Daniel Carrera</text:p>
            </table:table-cell>
            <table:table-cell office:value-type="string">
              <text:p text:style-name="P55">Peter Hillier-Brook</text:p>
            </table:table-cell>
          </table:table-row>
          <table:table-row>
            <table:table-cell office:value-type="string">
              <text:p text:style-name="P55">Peter Kupfer</text:p>
            </table:table-cell>
            <table:table-cell office:value-type="string">
              <text:p text:style-name="P55">Iain Roberts</text:p>
            </table:table-cell>
            <table:table-cell office:value-type="string">
              <text:p text:style-name="P55">Jean Hollis Weber</text:p>
            </table:table-cell>
          </table:table-row>
          <table:table-row>
            <table:table-cell office:value-type="string">
              <text:p text:style-name="P55">Linda Worthington</text:p>
            </table:table-cell>
            <table:table-cell office:value-type="string">
              <text:p text:style-name="P55">Michele Zarri</text:p>
            </table:table-cell>
            <table:table-cell office:value-type="string">
              <text:p text:style-name="P86"/>
            </table:table-cell>
          </table:table-row>
        </table:table>
        <text:h text:style-name="P60" text:outline-level="2"><text:bookmark-start text:name="__RefHeading__5640_1566568644"/>Zpětná vazba<text:bookmark-end text:name="__RefHeading__5640_1566568644"/></text:h>
        <text:p text:style-name="P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96071443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3">Anglický originál byl vydán v únoru 2018. Kniha je určena pro LibreOffice 6.0.</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Windows nebo Linux</text:p>
            </table:table-cell>
            <table:table-cell table:style-name="Table1.A1" office:value-type="string">
              <text:p text:style-name="P27">Ekvivalent pro macOS</text:p>
            </table:table-cell>
            <table:table-cell table:style-name="Table1.A1" office:value-type="string">
              <text:p text:style-name="P27">Význam</text:p>
            </table:table-cell>
          </table:table-row>
          <table:table-row table:style-name="Table1.1">
            <table:table-cell table:style-name="Table1.A2" office:value-type="string">
              <text:p text:style-name="P19"><text:span text:style-name="LOMenuPath">Nástroje &gt; Možnosti</text:span> výběr v nabídce</text:p>
            </table:table-cell>
            <table:table-cell table:style-name="Table1.B2" office:value-type="string">
              <text:p text:style-name="P19"><text:span text:style-name="LOMenuPath">LibreOffice &gt; Předvolby</text:span></text:p>
            </table:table-cell>
            <table:table-cell table:style-name="Table1.B2" office:value-type="string">
              <text:p text:style-name="P19">Otevře nastavení s možnostmi</text:p>
            </table:table-cell>
          </table:table-row>
          <table:table-row table:style-name="Table1.1">
            <table:table-cell table:style-name="Table1.A2" office:value-type="string">
              <text:p text:style-name="P19"><text:span text:style-name="LOKeystroke">Klepnutí pravým tlačítkem</text:span></text:p>
            </table:table-cell>
            <table:table-cell table:style-name="Table1.A2" office:value-type="string">
              <text:p text:style-name="P19">Control+klepnutí a/nebo klepnutí pravým tlačítkem v závislosti na operačním systému počítače</text:p>
            </table:table-cell>
            <table:table-cell table:style-name="Table1.B2" office:value-type="string">
              <text:p text:style-name="P19">Otevře se místní nabídka</text:p>
            </table:table-cell>
          </table:table-row>
          <table:table-row table:style-name="Table1.1">
            <table:table-cell table:style-name="Table1.A2" office:value-type="string">
              <text:p text:style-name="P19"><text:span text:style-name="LOKeystroke">Ctrl</text:span> (<text:span text:style-name="LOKeystroke">Control</text:span>)</text:p>
            </table:table-cell>
            <table:table-cell table:style-name="Table1.A2" office:value-type="string">
              <text:p text:style-name="P19">⌘ (<text:span text:style-name="LOKeystroke">Command</text:span>)</text:p>
            </table:table-cell>
            <table:table-cell table:style-name="Table1.A2" office:value-type="string">
              <text:p text:style-name="P19">Používá se i s jinými klávesami</text:p>
            </table:table-cell>
          </table:table-row>
          <table:table-row table:style-name="Table1.1">
            <table:table-cell table:style-name="Table1.A2" office:value-type="string">
              <text:p text:style-name="P19"><text:span text:style-name="LOKeystroke">F5</text:span></text:p>
            </table:table-cell>
            <table:table-cell table:style-name="Table1.A2" office:value-type="string">
              <text:p text:style-name="P19"><text:span text:style-name="LOKeystroke">Shift</text:span>+⌘+<text:span text:style-name="LOKeystroke">F5</text:span></text:p>
            </table:table-cell>
            <table:table-cell table:style-name="Table1.A2" office:value-type="string">
              <text:p text:style-name="P19">Otevřete Navigátor</text:p>
            </table:table-cell>
          </table:table-row>
          <table:table-row table:style-name="Table1.1">
            <table:table-cell table:style-name="Table1.A2" office:value-type="string">
              <text:p text:style-name="P19"><text:span text:style-name="LOKeystroke">F11</text:span></text:p>
            </table:table-cell>
            <table:table-cell table:style-name="Table1.A2" office:value-type="string">
              <text:p text:style-name="P19">⌘+<text:span text:style-name="LOKeystroke">T</text:span></text:p>
            </table:table-cell>
            <table:table-cell table:style-name="Table1.A2" office:value-type="string">
              <text:p text:style-name="P19">Otevře <text:span text:style-name="T10">postranní lištu </text:span>Styly<text:span text:style-name="T10"/></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65"><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15984_960522364" text:style-name="Index_20_Link" text:visited-style-name="Index_20_Link">Pro předchozí vydání<text:tab/>2</text:a></text:p>
            <text:p text:style-name="P81"><text:a xlink:type="simple" xlink:href="#__RefHeading__5640_156656864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10532_462712302" text:style-name="Index_20_Link" text:visited-style-name="Index_20_Link">Poznámka pro uživatele systému macOS<text:tab/>2</text:a></text:p>
            <text:p text:style-name="P65"><text:a xlink:type="simple" xlink:href="#__RefHeading___Toc15986_960522364" text:style-name="Index_20_Link" text:visited-style-name="Index_20_Link">Úvod<text:tab/>4</text:a></text:p>
            <text:p text:style-name="P65"><text:a xlink:type="simple" xlink:href="#__RefHeading__13175_2065861793" text:style-name="Index_20_Link" text:visited-style-name="Index_20_Link">Vkládání obrázků do dokumentu<text:tab/>4</text:a></text:p>
            <text:p text:style-name="P81"><text:a xlink:type="simple" xlink:href="#__RefHeading__13177_2065861793" text:style-name="Index_20_Link" text:visited-style-name="Index_20_Link">Vkládání souboru s obrázkem<text:tab/>4</text:a></text:p>
            <text:p text:style-name="P82"><text:a xlink:type="simple" xlink:href="#__RefHeading__13801_2065861793" text:style-name="Index_20_Link" text:visited-style-name="Index_20_Link">Přetažení<text:tab/>4</text:a></text:p>
            <text:p text:style-name="P82"><text:a xlink:type="simple" xlink:href="#__RefHeading__13179_2065861793" text:style-name="Index_20_Link" text:visited-style-name="Index_20_Link">Insert Image dialog<text:tab/>4</text:a></text:p>
            <text:p text:style-name="P81"><text:a xlink:type="simple" xlink:href="#__RefHeading__13183_2065861793" text:style-name="Index_20_Link" text:visited-style-name="Index_20_Link">Odkazování na soubor s obrázkem<text:tab/>5</text:a></text:p>
            <text:p text:style-name="P82"><text:a xlink:type="simple" xlink:href="#__RefHeading__13185_2065861793" text:style-name="Index_20_Link" text:visited-style-name="Index_20_Link">Vkládání odkazovaných obrázků<text:tab/>6</text:a></text:p>
            <text:p text:style-name="P81"><text:a xlink:type="simple" xlink:href="#__RefHeading__13187_2065861793" text:style-name="Index_20_Link" text:visited-style-name="Index_20_Link">Vkládání obrázků ze schránky<text:tab/>6</text:a></text:p>
            <text:p text:style-name="P81"><text:a xlink:type="simple" xlink:href="#__RefHeading__13189_2065861793" text:style-name="Index_20_Link" text:visited-style-name="Index_20_Link">Vkládání obrázků s použitím skeneru<text:tab/>7</text:a></text:p>
            <text:p text:style-name="P81"><text:a xlink:type="simple" xlink:href="#__RefHeading__11392_454530774" text:style-name="Index_20_Link" text:visited-style-name="Index_20_Link">Vkládání obrázků z galerie<text:tab/>7</text:a></text:p>
            <text:p text:style-name="P81"><text:a xlink:type="simple" xlink:href="#__RefHeading__34926_261791260" text:style-name="Index_20_Link" text:visited-style-name="Index_20_Link">Vkládání obrázků jako pozadí<text:tab/>8</text:a></text:p>
            <text:p text:style-name="P65"><text:a xlink:type="simple" xlink:href="#__RefHeading__72324_1784677349" text:style-name="Index_20_Link" text:visited-style-name="Index_20_Link">Modifying, handling, and positioning graphics<text:tab/>8</text:a></text:p>
            <text:p text:style-name="P81"><text:a xlink:type="simple" xlink:href="#__RefHeading___Toc10445_1391699212" text:style-name="Index_20_Link" text:visited-style-name="Index_20_Link">Exporting images<text:tab/>8</text:a></text:p>
            <text:p text:style-name="P81"><text:a xlink:type="simple" xlink:href="#__RefHeading___Toc10447_1391699212" text:style-name="Index_20_Link" text:visited-style-name="Index_20_Link">Compressing images<text:tab/>8</text:a></text:p>
            <text:p text:style-name="P65"><text:a xlink:type="simple" xlink:href="#__RefHeading__13193_2065861793" text:style-name="Index_20_Link" text:visited-style-name="Index_20_Link">Správa galerie balíku LibreOffice<text:tab/>9</text:a></text:p>
            <text:p text:style-name="P81"><text:a xlink:type="simple" xlink:href="#__RefHeading__13203_2065861793" text:style-name="Index_20_Link" text:visited-style-name="Index_20_Link">Přidávání objektů do galerie<text:tab/>9</text:a></text:p>
            <text:p text:style-name="P81"><text:a xlink:type="simple" xlink:href="#__RefHeading__13205_2065861793" text:style-name="Index_20_Link" text:visited-style-name="Index_20_Link">Mazání objektů z galerie<text:tab/>10</text:a></text:p>
            <text:p text:style-name="P81"><text:a xlink:type="simple" xlink:href="#__RefHeading__13207_2065861793" text:style-name="Index_20_Link" text:visited-style-name="Index_20_Link">Přidávání nových motivů vzhledu do galerie<text:tab/>10</text:a></text:p>
            <text:p text:style-name="P81"><text:a xlink:type="simple" xlink:href="#__RefHeading__13209_2065861793" text:style-name="Index_20_Link" text:visited-style-name="Index_20_Link">Mazání motivů vzhledu z galerie<text:tab/>10</text:a></text:p>
            <text:p text:style-name="P81"><text:a xlink:type="simple" xlink:href="#__RefHeading__13211_2065861793" text:style-name="Index_20_Link" text:visited-style-name="Index_20_Link">Umístění galerie a jejích objektů<text:tab/>11</text:a></text:p>
            <text:p text:style-name="P65"><text:a xlink:type="simple" xlink:href="#__RefHeading__15492_2065861793" text:style-name="Index_20_Link" text:visited-style-name="Index_20_Link">Vytváření obrázkových map<text:tab/>11</text:a></text:p>
            <text:p text:style-name="P65"><text:a xlink:type="simple" xlink:href="#__RefHeading__17037_2065861793" text:style-name="Index_20_Link" text:visited-style-name="Index_20_Link">Použití kreslicích nástrojů balíku LibreOffice<text:tab/>12</text:a></text:p>
            <text:p text:style-name="P81"><text:a xlink:type="simple" xlink:href="#__RefHeading__7009_2065861793" text:style-name="Index_20_Link" text:visited-style-name="Index_20_Link">Vytváření kreseb<text:tab/>13</text:a></text:p>
            <text:p text:style-name="P81"><text:a xlink:type="simple" xlink:href="#__RefHeading__7011_2065861793" text:style-name="Index_20_Link" text:visited-style-name="Index_20_Link">Setting or changing properties for drawing objects<text:tab/>13</text:a></text:p>
            <text:p text:style-name="P81"><text:a xlink:type="simple" xlink:href="#__RefHeading__7013_2065861793" text:style-name="Index_20_Link" text:visited-style-name="Index_20_Link">Změna velikosti kreseb<text:tab/>14</text:a></text:p>
            <text:p text:style-name="P81"><text:a xlink:type="simple" xlink:href="#__RefHeading__7015_2065861793" text:style-name="Index_20_Link" text:visited-style-name="Index_20_Link">Seskupování kreseb<text:tab/>14</text:a></text:p>
            <text:p text:style-name="P65"><text:a xlink:type="simple" xlink:href="#__RefHeading__17039_2065861793" text:style-name="Index_20_Link" text:visited-style-name="Index_20_Link">Použití písmomalby<text:tab/>15</text:a></text:p>
            <text:p text:style-name="P81"><text:a xlink:type="simple" xlink:href="#__RefHeading__13217_2065861793" text:style-name="Index_20_Link" text:visited-style-name="Index_20_Link">Vytváření objektů písmomalby<text:tab/>15</text:a></text:p>
            <text:p text:style-name="P81"><text:a xlink:type="simple" xlink:href="#__RefHeading__13219_2065861793" text:style-name="Index_20_Link" text:visited-style-name="Index_20_Link">Úprava objektů písmomalby<text:tab/>16</text:a></text:p>
            <text:p text:style-name="P82"><text:a xlink:type="simple" xlink:href="#__RefHeading__13221_2065861793" text:style-name="Index_20_Link" text:visited-style-name="Index_20_Link">Použití nástrojové lišty Písmomalba<text:tab/>16</text:a></text:p>
            <text:p text:style-name="P82"><text:a xlink:type="simple" xlink:href="#__RefHeading__13223_2065861793" text:style-name="Index_20_Link" text:visited-style-name="Index_20_Link">Použití nástrojové lišty Formátování<text:tab/>17</text:a></text:p>
            <text:p text:style-name="P82"><text:a xlink:type="simple" xlink:href="#__RefHeading__13231_2065861793" text:style-name="Index_20_Link" text:visited-style-name="Index_20_Link">Použití možností v nabídkách<text:tab/>18</text:a></text:p>
            <text:p text:style-name="P82"><text:a xlink:type="simple" xlink:href="#__RefHeading__13233_2065861793" text:style-name="Index_20_Link" text:visited-style-name="Index_20_Link">Použití nástrojové lišty 3D nastavení<text:tab/>18</text:a></text:p>
            <text:p text:style-name="P81"><text:a xlink:type="simple" xlink:href="#__RefHeading__13235_2065861793" text:style-name="Index_20_Link" text:visited-style-name="Index_20_Link">Přesun a změna velikosti objektů písmomalby<text:tab/>19</text:a></text:p>
          </text:index-body>
        </text:table-of-content>
        <text:p text:style-name="P52"/>
      </text:section>
      <text:h text:style-name="P59" text:outline-level="1"><text:bookmark-start text:name="__RefHeading___Toc15986_960522364"/>Úvod<text:bookmark-end text:name="__RefHeading___Toc15986_960522364"/></text:h>
      <text:p text:style-name="P8">You can add graphic and image files, including photos, drawings, and scanned images, to LibreOffice documents.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7">Obrázky v LibreOffice můžeme rozdělit na tři základní druhy:</text:p>
      <text:list xml:id="list4171374584" text:style-name="List_20_1">
        <text:list-item>
          <text:p text:style-name="P83">Image files, such as photos, drawings, PDF Documents, and scanned images</text:p>
        </text:list-item>
        <text:list-item>
          <text:p text:style-name="P83">Diagramy vytvořené pomocí kreslicích nástrojů balíku LibreOffice</text:p>
        </text:list-item>
        <text:list-item>
          <text:p text:style-name="P83">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7" text:outline-level="1"><text:bookmark-start text:name="__RefHeading__13175_2065861793"/><text:reference-mark-start text:name="Adding images"/>Vkládání obrázků do dokumentu<text:bookmark-end text:name="__RefHeading__13175_2065861793"/><text:reference-mark-end text:name="Adding images"/></text:h>
      <text:p text:style-name="P8">Images can be added to a document in several ways: by inserting an image file, directly from a graphics program or a scanner, by dragging them from the clip art internal gallery, or by copying and pasting from a source being viewed on your computer.</text:p>
      <text:h text:style-name="P62"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When the image is in a file stored on the computer, you can insert it into a LibreOffice document using either of the following methods.</text:p>
      <text:h text:style-name="P80" text:outline-level="3"><text:bookmark-start text:name="__RefHeading__13801_2065861793"/><text:alphabetical-index-mark text:string-value="přetažení"/>Přetažení<text:bookmark-end text:name="__RefHeading__13801_2065861793"/></text:h>
      <text:list xml:id="list3708620352" text:style-name="Numbering_20_1">
        <text:list-item text:start-value="1">
          <text:p text:style-name="P72">Otevřeme okno prohlížeče souborů a přemístíme se na obrázek, který chceme vložit.</text:p>
        </text:list-item>
        <text:list-item>
          <text:p text:style-name="P72">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80" text:outline-level="3"><text:bookmark-start text:name="__RefHeading__13179_2065861793"/>Insert Image dialog<text:bookmark-end text:name="__RefHeading__13179_2065861793"/></text:h>
      <text:list xml:id="list164555332144371" text:continue-list="list3708620352" text:style-name="Numbering_20_1">
        <text:list-item text:start-value="1">
          <text:p text:style-name="P72"><text:alphabetical-index-mark text:string-value="Dialogové okno Vložit obrázek"/>V dokumentu LibreOffice klepneme na místo, kde má být obrázek zobrazen.</text:p>
        </text:list-item>
        <text:list-item>
          <text:p text:style-name="P72">Choose <text:span text:style-name="LOMenuPath">Insert &gt; Image</text:span> from the menu bar.</text:p>
        </text:list-item>
        <text:list-item>
          <text:p text:style-name="P72">On the Insert Image dialog, navigate to the file to be inserted, and select it.</text:p>
        </text:list-item>
        <text:list-item>
          <text:p text:style-name="P72">At the bottom of the dialog (Figure <text:sequence-ref text:reference-format="value" text:ref-name="refFigure0">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2">Klepneme na <text:span text:style-name="LOMenuPath">Otevřít</text:span>.</text:p>
        </text:list-item>
      </text:list>
      <text:list xml:id="list164555496999517" text:continue-list="list2960714437" text:style-name="Heading_20_Note">
        <text:list-item>
          <text:p text:style-name="P66">Poznámka</text:p>
        </text:list-item>
      </text:list>
      <text:p text:style-name="P40">Zvolíme-li možnost <text:span text:style-name="LOMenuPath">Odkaz</text:span>, po klepnutí na <text:span text:style-name="LOMenuPath">Otevřít</text:span> se zobrazí zpráva. It asks if you want to embed the graphic instead.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Figure"><text:soft-page-break/><draw:frame draw:style-name="fr1" draw:name="Frame3" text:anchor-type="as-char" svg:width="10.772cm" draw:z-index="23"><draw:text-box fo:min-height="8.453cm"><text:p text:style-name="P42"><draw:frame draw:style-name="fr8" draw:name="Image10" text:anchor-type="paragraph" svg:width="9.742cm" style:rel-width="100%" svg:height="8.006cm" style:rel-height="scale" draw:z-index="24"><draw:image xlink:href="Pictures/100002010000029C00000225624CF2F6064DBDCB.png" xlink:type="simple" xlink:show="embed" xlink:actuate="onLoad" loext:mime-type="image/png"/></draw:frame><text:span text:style-name="T7"><text:line-break/></text:span>Figure <text:sequence text:ref-name="refFigure0" text:name="Figure" text:formula="ooow:Figure+1" style:num-format="1">1</text:sequence>: Insert Image dialog</text:p></draw:text-box></draw:frame></text:p>
      <text:h text:style-name="P6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The result is that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37">Odkazování na obrázky má dvě výhody a jednu nevýhodu:</text:p>
      <text:list xml:id="list164556316843674" text:continue-list="list4171374584" text:style-name="List_20_1">
        <text:list-item>
          <text:p text:style-name="P83">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83">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83">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ext:list xml:id="list164556528773602" text:continue-list="list164555496999517" text:style-name="Heading_20_Note">
        <text:list-item>
          <text:p text:style-name="P66">Poznámka</text:p>
        </text:list-item>
      </text:list>
      <text:p text:style-name="P40">Jestliže vkládáme jeden obrázek do dokumentu několikrát, mohlo by se zdát výhodné na ně spíš odkazovat než je vkládat; to však není nutné, protože do dokumentu LibreOffice se vloží pouze jedna kopie souboru s obrázkem.</text:p>
      <text:h text:style-name="P80" text:outline-level="3"><text:bookmark-start text:name="__RefHeading__13185_2065861793"/><text:soft-page-break/>Vkládání odkazovaných obrázků<text:bookmark-end text:name="__RefHeading__13185_2065861793"/></text:h>
      <text:p text:style-name="P37">Pokud jsme původně na obrázky odkazovali, snadno můžeme jeden nebo více z nich později vložit. Provedeme to následovně:</text:p>
      <text:list xml:id="list307807214" text:style-name="Numbering_20_1">
        <text:list-item text:start-value="1">
          <text:p text:style-name="P72">Open the document in LibreOffice and choose <text:span text:style-name="LOMenuPath">Edit &gt; Links to External Files</text:span>.</text:p>
        </text:list-item>
        <text:list-item>
          <text:p text:style-name="P72">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72">Klepneme na tlačítko <text:span text:style-name="LOMenuPath">Rozpojit odkaz</text:span>.</text:p>
        </text:list-item>
        <text:list-item>
          <text:p text:style-name="P73">Click the <text:span text:style-name="LOMenuPath">Close</text:span> button.</text:p>
        </text:list-item>
        <text:list-item>
          <text:p text:style-name="P72">Uložíme dokument.</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B3BC526C5D7B70F3.png" xlink:type="simple" xlink:show="embed" xlink:actuate="onLoad" loext:mime-type="image/png"/></draw:frame>Obrázek <text:sequence text:ref-name="refFigure1" text:name="Figure" text:formula="ooow:Figure+1" style:num-format="1">2</text:sequence>: Dialogové okno Upravit odkazy</text:p></draw:text-box></draw:frame></text:p>
      <text:list xml:id="list164556402003469" text:continue-list="list164556528773602" text:style-name="Heading_20_Note">
        <text:list-item>
          <text:p text:style-name="P66">Poznámka</text:p>
        </text:list-item>
      </text:list>
      <text:p text:style-name="P54">Going the other way, from embedded to linked, is not so easy—you must replace the images, one at a time, selecting the <text:span text:style-name="LOMenuPath">Link</text:span> option when you do so.</text:p>
      <text:h text:style-name="P62" text:outline-level="2"><text:bookmark-start text:name="__RefHeading__13187_2065861793"/>Vkládání obrázků ze schránky<text:bookmark-end text:name="__RefHeading__13187_2065861793"/></text:h>
      <text:p text:style-name="P37">Pomocí schránky je možné do dokumentu LibreOffice kopírovat obrázky z jiného dokumentu LibreOffice nebo z jiných programů. Provedeme to následovně:</text:p>
      <text:list xml:id="list164555738801577" text:continue-list="list164555332144371" text:style-name="Numbering_20_1">
        <text:list-item text:start-value="1">
          <text:p text:style-name="P72">Otevřeme zdrojový a cílový dokument.</text:p>
        </text:list-item>
        <text:list-item>
          <text:p text:style-name="P72">Ve zdrojovém dokumentu vybereme obrázek, který chceme zkopírovat.</text:p>
        </text:list-item>
        <text:list-item>
          <text:p text:style-name="P72">Klepneme na vybraný obrázek a stiskneme <text:span text:style-name="LOKeystroke">Ctrl+C</text:span>, čímž obrázek zkopírujeme do schránky.</text:p>
        </text:list-item>
        <text:list-item>
          <text:p text:style-name="P72">Přepneme se na cílový dokument.</text:p>
        </text:list-item>
        <text:list-item>
          <text:p text:style-name="P72">Klepnutím umístíme kurzor tam, kam chceme obrázek vložit.</text:p>
        </text:list-item>
        <text:list-item>
          <text:p text:style-name="P72">Obrázek vložíme stisknutím <text:span text:style-name="LOKeystroke">Ctrl+V</text:span>.</text:p>
        </text:list-item>
      </text:list>
      <text:list xml:id="list4030458347" text:style-name="Heading_20_Caution">
        <text:list-item>
          <text:p text:style-name="P71">Upozornění</text:p>
        </text:list-item>
      </text:list>
      <text:p text:style-name="P39">Pokud aplikaci, ze které jsme obrázky zkopírovali, zavřeme ještě před tím, než obrázky vložíme do cílového dokumentu, obrázky se mohou ze schránky ztratit.</text:p>
      <text:h text:style-name="P62" text:outline-level="2"><text:bookmark-start text:name="__RefHeading__13189_2065861793"/><text:soft-page-break/>Vkládání obrázků s použitím skeneru<text:bookmark-end text:name="__RefHeading__13189_2065861793"/></text:h>
      <text:p text:style-name="P12">If <text:alphabetical-index-mark text:string-value="skener"/>a <text:alphabetical-index-mark text:string-value="skenované" text:key1="obrázky"/>scanner is connected to your computer, LibreOffice can call the scanning application and insert the scanned item into the LibreOffice document as an image. To start this procedure, and choose <text:span text:style-name="LOMenuPath">Insert &gt; Media &gt; Scan &gt; Select Source</text:span>. Then place the cursor where you want the graphic to be inserted, and choose <text:span text:style-name="LOMenuPath">Insert &gt; Media &gt; Scan &gt; Request</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62" text:outline-level="2"><text:bookmark-start text:name="__RefHeading__11392_454530774"/>Vkládání obrázků z galerie<text:bookmark-end text:name="__RefHeading__11392_454530774"/></text:h>
      <text:p text:style-name="P8">The Gallery (Figure <text:sequence-ref text:reference-format="value" text:ref-name="refFigure2">3</text:sequence-ref>) provides a convenient way to group reusable objects such as graphics and sounds that you can insert into your documents.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You can <text:alphabetical-index-mark text:string-value="kopírování objektů z galerie"/>copy or link an object from the Gallery into a document.</text:p>
      <text:p text:style-name="P37">Chceme-li vložit objekt:</text:p>
      <text:list xml:id="list639156595" text:style-name="Numbering_20_1">
        <text:list-item text:start-value="1">
          <text:p text:style-name="P72">Click the <text:span text:style-name="LOMenuPath">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13">You can also right-click on the object and choose <text:span text:style-name="LOMenuPath">Insert</text:span>.</text:p>
      <text:p text:style-name="P33"><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128E5EF80FD6ED75.png" xlink:type="simple" xlink:show="embed" xlink:actuate="onLoad" loext:mime-type="image/png"/></draw:frame>Figure <text:sequence text:ref-name="refFigure2" text:name="Figure" text:formula="ooow:Figure+1" style:num-format="1">3</text:sequence>: The Gallery in the Sidebar</text:p></draw:text-box></draw:frame></text:p>
      <text:p text:style-name="P37"><text:alphabetical-index-mark text:string-value="odkazování objektů z galerie"/>Chceme-li vložit objekt jako odkaz:</text:p>
      <text:list xml:id="list2077658642" text:style-name="Numbering_20_1">
        <text:list-item text:start-value="1">
          <text:p text:style-name="P72">Choose <text:span text:style-name="LOMenuPath">Insert &gt; Media &gt; Gallery</text:span> and select a theme.</text:p>
        </text:list-item>
        <text:list-item>
          <text:p text:style-name="P72">Jednoduchým klepnutím vybereme objekt, poté podržíme klávesy <text:span text:style-name="LOKeystroke">Shift</text:span> a <text:span text:style-name="LOKeystroke">Ctrl</text:span> a přetáhneme objekt do dokumentu.</text:p>
        </text:list-item>
      </text:list>
      <text:h text:style-name="P62"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7">Chceme-li vložit obrázek jako pozadí stránky nebo odstavce:</text:p>
      <text:list xml:id="list928706392" text:style-name="Numbering_20_1">
        <text:list-item>
          <text:p text:style-name="P72">Choose<text:span text:style-name="LOMenuPath"> Insert &gt; Media &gt; Gallery</text:span> and select a theme.</text:p>
        </text:list-item>
        <text:list-item>
          <text:p text:style-name="P72">Select an object with a single click, right-click on the object, and choose <text:span text:style-name="LOMenuPath">Insert as <text:s/>Background &gt; Page</text:span> or <text:span text:style-name="LOMenuPath">&gt; Paragraph</text:span>.</text:p>
        </text:list-item>
      </text:list>
      <text:h text:style-name="P57" text:outline-level="1"><text:bookmark-start text:name="__RefHeading__72324_1784677349"/>Modifying, handling, and positioning graphics<text:bookmark-end text:name="__RefHeading__72324_1784677349"/></text:h>
      <text:p text:style-name="P11">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62" text:outline-level="2"><text:bookmark-start text:name="__RefHeading___Toc10445_1391699212"/>Exporting images<text:bookmark-end text:name="__RefHeading___Toc10445_1391699212"/></text:h>
      <text:p text:style-name="P6">If you need to make complex adjustments to the image, or want to save the image for use in another document, you can export the image directly from your document. Right-click on the image to select it and open the context menu. Then choose <text:span text:style-name="LOMenuPath">Save</text:span> to open the Image Export dialog. Depending on the original format of the image, LibreOffice will let you save the picture in many different formats. Give a name to the image, select the desired image format in the <text:span text:style-name="LOEmphasis">File Type</text:span> filter list, and click <text:span text:style-name="LOMenuPath">Save</text:span>. Before the image is finally saved another dialog (not shown) opens, where you can choose various image size and format options.</text:p>
      <text:h text:style-name="P62" text:outline-level="2"><text:bookmark-start text:name="__RefHeading___Toc10447_1391699212"/>Compressing images<text:bookmark-end text:name="__RefHeading___Toc10447_1391699212"/></text:h>
      <text:p text:style-name="P7">If you insert a large image in your document and resize it to fit into the layout of the page, the complete full size original image is stored in the document file to preserve its content, resulting in a large document file to store or send by mail.</text:p>
      <text:p text:style-name="P7">If you can accept some loss of quality of the image rendering or want to resize it, you can compress or resize the image object to reduce its data volume while preserving its display in the page layout.</text:p>
      <text:p text:style-name="Figure"><draw:frame draw:style-name="fr1" draw:name="Frame1" text:anchor-type="as-char" svg:width="10.756cm" draw:z-index="27"><draw:text-box fo:min-height="7.768cm"><text:p text:style-name="P43"><draw:frame draw:style-name="fr8" draw:name="Image2" text:anchor-type="paragraph" svg:width="9.123cm" style:rel-width="100%" svg:height="7.322cm" style:rel-height="scale" draw:z-index="28"><draw:image xlink:href="Pictures/1000020100000223000001B7FD8BFD2F08162FB1.png" xlink:type="simple" xlink:show="embed" xlink:actuate="onLoad" loext:mime-type="image/png"/></draw:frame><text:span text:style-name="T7"><text:line-break/></text:span>Figure <text:sequence text:ref-name="refFigure3" text:name="Figure" text:formula="ooow:Figure+1" style:num-format="1">4</text:sequence>: Compressing an image</text:p></draw:text-box></draw:frame></text:p>
      <text:p text:style-name="P12"><text:soft-page-break/>Right-click to select the image and open the context menu. Then choose <text:span text:style-name="LOMenuPath">Compress</text:span> to open the Compress Image dialog (Figure <text:sequence-ref text:reference-format="value" text:ref-name="refFigure3">4</text:sequence-ref>). Note that the <text:span text:style-name="LOMenuPath">Calculate</text:span> button updates the image information on the dialog on each parameter set you change. Click <text:span text:style-name="LOMenuPath">OK</text:span> to apply the compression settings. If the resulting image is not acceptable, press <text:span text:style-name="LOKeystroke">Ctrl+Z</text:span> to undo and choose another compression setting. For more information, see the Help.</text:p>
      <text:h text:style-name="P57" text:outline-level="1"><text:bookmark-start text:name="__RefHeading__13193_2065861793"/>Správa galerie balíku LibreOffice<text:bookmark-end text:name="__RefHeading__13193_2065861793"/></text:h>
      <text:p text:style-name="P8">Graphics in the Gallery are grouped <text:alphabetical-index-mark text:string-value="motivy vzhledu" text:key1="Galerie"/><text:alphabetical-index-mark text:string-value="motivy vzhledu"/>by themes, such as Arrows, Diagrams, and People. Je možné vytvářet nové skupiny nebo motivy a přidávat vlastní obrázky, případně využít rozšíření, která obsahují další obrázky. Klepnutím na motiv zobrazíme jeho obsah v okně galerie.</text:p>
      <text:p text:style-name="P8">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zobrazit/skrýt" text:key1="Galerie"/>hide or show the Gallery by clicking on the Sidebar’s <text:span text:style-name="LOEmphasis">Hide</text:span> button.</text:p>
      <text:p text:style-name="P33"><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2E166EF8719FD8E3.png" xlink:type="simple" xlink:show="embed" xlink:actuate="onLoad" loext:mime-type="image/png"/></draw:frame>Figure <text:sequence text:ref-name="refFigure4" text:name="Figure" text:formula="ooow:Figure+1" style:num-format="1">5</text:sequence>: Gallery in Detailed View</text:p></draw:text-box></draw:frame></text:p>
      <text:list xml:id="list164556103642164" text:continue-list="list164556402003469" text:style-name="Heading_20_Note">
        <text:list-item>
          <text:p text:style-name="P66">Poznámka</text:p>
        </text:list-item>
      </text:list>
      <text:p text:style-name="P40">In some installations, only the <text:span text:style-name="LOEmphasis">My themes</text:span> theme is customizable, although new themes can be added as explained in “<text:span text:style-name="T6"><text:reference-ref text:reference-format="text" text:ref-name="Add new theme to Gallery">Adding a new theme to the Gallery</text:reference-ref></text:span>” on page <text:span text:style-name="T6"><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2"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72">Right-click on the My Theme folder and select <text:span text:style-name="LOMenuPath">Properties</text:span> from the context menu.</text:p>
        </text:list-item>
        <text:list-item>
          <text:p text:style-name="P72">In the theme’s Properties dialog, click the <text:span text:style-name="LOEmphasis">Files</text:span> tab (Figure <text:sequence-ref text:reference-format="value" text:ref-name="refFigure5">6</text:sequence-ref>).</text:p>
        </text:list-item>
      </text:list>
      <text:p text:style-name="P35"><text:soft-page-break/><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945D735EC9F3B401.png" xlink:type="simple" xlink:show="embed" xlink:actuate="onLoad" loext:mime-type="image/png"/></draw:frame>Figure <text:sequence text:ref-name="refFigure5" text:name="Figure" text:formula="ooow:Figure+1" style:num-format="1">6</text:sequence>: Gallery Properties dialog</text:p></draw:text-box></draw:frame></text:p>
      <text:p text:style-name="P36">To add several files at once:</text:p>
      <text:list xml:id="list6325985656934078010" text:style-name="Numbering_20_1">
        <text:list-item>
          <text:p text:style-name="P72"><text:s/>Click the <text:span text:style-name="LOMenuPath">Find Files</text:span> button.</text:p>
        </text:list-item>
        <text:list-item>
          <text:p text:style-name="P72">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2">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72">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51">To add a single file:</text:p>
      <text:list xml:id="list164556695538437" text:continue-list="list6325985656934078010" text:style-name="Numbering_20_1">
        <text:list-item text:start-value="1">
          <text:p text:style-name="P72">Click <text:span text:style-name="LOMenuPath">Add</text:span> to open the Gallery dialog.</text:p>
        </text:list-item>
        <text:list-item>
          <text:p text:style-name="P72">Use the navigation controls to locate the image to add to the theme. Select it and then click <text:span text:style-name="LOMenuPath">Open</text:span> to add it to the theme.</text:p>
        </text:list-item>
        <text:list-item>
          <text:p text:style-name="P72">Click <text:span text:style-name="LOMenuPath">OK</text:span> on the Properties dialog to close it.</text:p>
        </text:list-item>
      </text:list>
      <text:h text:style-name="P62"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7">To delete an image from a theme:</text:p>
      <text:list xml:id="list1859857703" text:style-name="Numbering_20_1">
        <text:list-item text:start-value="1">
          <text:p text:style-name="P72">Klepneme v galerii pravým tlačítkem na název souboru s obrázkem nebo na jeho náhled.</text:p>
        </text:list-item>
        <text:list-item>
          <text:p text:style-name="P77">Klepneme na <text:span text:style-name="LOMenuPath">Smazat</text:span> v místní nabídce. Zobrazí se zpráva se žádostí o potvrzení smazání objektu. Klepneme na <text:span text:style-name="LOStrongEmphasis">Ano.</text:span></text:p>
        </text:list-item>
      </text:list>
      <text:list xml:id="list164555906223589" text:continue-list="list164556103642164" text:style-name="Heading_20_Note">
        <text:list-item>
          <text:p text:style-name="P67">Poznámka</text:p>
        </text:list-item>
      </text:list>
      <text:p text:style-name="P40">Smažeme-li název souboru ze seznamu v galerii, nesmažeme tím soubor uložený na pevném disku nebo na jiném umístění.</text:p>
      <text:h text:style-name="P62" text:outline-level="2"><text:bookmark-start text:name="__RefHeading__13207_2065861793"/><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7">Chceme-li do galerie přidat nový motiv vzhledu:</text:p>
      <text:list xml:id="list164556445941287" text:continue-list="list164555738801577" text:style-name="Numbering_20_1">
        <text:list-item text:start-value="1">
          <text:p text:style-name="P72">Click the <text:span text:style-name="LOStrongEmphasis">New Theme</text:span> button above the list of themes (Figure <text:sequence-ref text:reference-format="value" text:ref-name="refFigure4">5</text:sequence-ref>).</text:p>
        </text:list-item>
        <text:list-item>
          <text:p text:style-name="P72">V dialogovém okně Vlastnosti pro Nový motiv vzhledu klepneme na záložku <text:span text:style-name="LOStrongEmphasis">Obecné</text:span> a zadáme název nového motivu vzhledu.</text:p>
        </text:list-item>
        <text:list-item>
          <text:p text:style-name="P72">Klepneme na záložku <text:span text:style-name="LOStrongEmphasis">Soubory</text:span> a přidáme do motivu obrázky dříve popsaným způsobem.</text:p>
        </text:list-item>
      </text:list>
      <text:h text:style-name="P6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7">Chceme-li z galerie smazat motiv vzhledu:</text:p>
      <text:list xml:id="list1004417771" text:style-name="Numbering_20_1">
        <text:list-item text:start-value="1">
          <text:p text:style-name="P72">Go to <text:span text:style-name="LOMenuPath">Insert &gt; Media &gt; Gallery.</text:span></text:p>
        </text:list-item>
        <text:list-item>
          <text:p text:style-name="P72">Select from the list of themes the theme you wish to delete.</text:p>
        </text:list-item>
        <text:list-item>
          <text:p text:style-name="P72">Right-click on the theme, then click <text:span text:style-name="LOMenuPath">Delete</text:span> on the context menu.</text:p>
        </text:list-item>
      </text:list>
      <text:h text:style-name="P62" text:outline-level="2"><text:bookmark-start text:name="__RefHeading__13211_2065861793"/><text:soft-page-break/><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When you add graphics to the Gallery, the files are not moved or copied; the location of each new object is simply added as a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64556848550290" text:continue-list="list164555906223589" text:style-name="Heading_20_Note">
        <text:list-item>
          <text:p text:style-name="P66">Poznámka</text:p>
        </text:list-item>
      </text:list>
      <text:p text:style-name="P40">Gallery themes can be packed for distribution through the LibreOffice extensions framework. In that case, the location of the graphic files is determined by the extension settings. To get more gallery themes, visit the LibreOffice extensions website at http://extensions.libreoffice.org.</text:p>
      <text:h text:style-name="P57"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7">Chceme-li použít editor obrázkových map:</text:p>
      <text:list xml:id="list623625579" text:style-name="Numbering_20_1">
        <text:list-item text:start-value="1">
          <text:p text:style-name="P72">V dokumentu LibreOffice klepneme na obrázek, u kterého chceme vytvořit aktivní oblasti.</text:p>
        </text:list-item>
        <text:list-item>
          <text:p text:style-name="P72">Zvolíme <text:span text:style-name="LOMenuPath">Úpravy &gt; Obrázková mapa</text:span> v hlavní nabídce. The ImageMap Editor (Figure <text:sequence-ref text:reference-format="value" text:ref-name="refFigure6">7</text:sequence-ref>) opens.</text:p>
        </text:list-item>
        <text:list-item>
          <text:p text:style-name="P74">Select the hotspot drawing shape from the toolbar and draw on the image.</text:p>
        </text:list-item>
        <text:list-item>
          <text:p text:style-name="P72">Use the fields in the dialog (described below) to define the hotspots and links necessary.</text:p>
        </text:list-item>
        <text:list-item>
          <text:p text:style-name="P72">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2">When done, click the <text:span text:style-name="LOMenuPath">Save</text:span> icon <draw:frame draw:style-name="fr13" draw:name="graphics76" text:anchor-type="as-char" svg:width="0.58cm" svg:height="0.54cm" draw:z-index="37"><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164556608054713" text:continue-list="list164556316843674" text:style-name="List_20_1">
        <text:list-item>
          <text:p text:style-name="P84">Tlačítko <text:span text:style-name="LOStrongEmphasis">Použít</text:span>: klepnutím na toto tlačítko použijeme změny.</text:p>
        </text:list-item>
        <text:list-item>
          <text:p text:style-name="P83">Ikony <text:span text:style-name="LOStrongEmphasis">Otevřít,</text:span> <text:span text:style-name="LOStrongEmphasis">Uložit,</text:span> a <text:span text:style-name="LOMenuPath">Vybrat</text:span>.</text:p>
        </text:list-item>
        <text:list-item>
          <text:p text:style-name="P83">Nástroje na kreslení tvaru aktivní oblasti: fungují naprosto stejně jako odpovídající nástroje na nástrojové liště Kresba.</text:p>
        </text:list-item>
        <text:list-item>
          <text:p text:style-name="P83"><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83">Ikona <text:span text:style-name="LOStrongEmphasis">Aktivní</text:span>: přepíná stav vybrané aktivní oblasti mezi aktivní a neaktivní.</text:p>
        </text:list-item>
        <text:list-item>
          <text:p text:style-name="P83"><text:span text:style-name="LOStrongEmphasis">Makro</text:span>: místo obyčejného hypertextového odkazu přiřadí k aktivní oblasti makro.</text:p>
        </text:list-item>
        <text:list-item>
          <text:p text:style-name="P83"><text:span text:style-name="LOStrongEmphasis">Vlastnosti</text:span>: nastaví vlastnosti hypertextového odkazu a přidá k němu atribut s názvem.</text:p>
        </text:list-item>
      </text:list>
      <text:p text:style-name="P33"><text:soft-page-break/><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7"><text:line-break/></text:span>Obrázek <text:sequence text:ref-name="refFigure6" text:name="Figure" text:formula="ooow:Figure+1" style:num-format="1">7</text:sequence>: Dialogové okno pro vytváření nebo úpravy obrázkové mapy</text:p></draw:text-box></draw:frame></text:p>
      <text:p text:style-name="P37">Pod nástrojovou lištou určíme pro vybranou aktivní oblast:</text:p>
      <text:list xml:id="list164556107464205" text:continue-numbering="true" text:style-name="List_20_1">
        <text:list-item>
          <text:p text:style-name="P83"><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83"><text:span text:style-name="LOStrongEmphasis">Text</text:span>: zadáme text, který se zobrazí, když nad aktivní oblast přesuneme ukazatel myši.</text:p>
        </text:list-item>
        <text:list-item>
          <text:p text:style-name="P83"><text:span text:style-name="LOStrongEmphasis">Rámec:</text:span> kde se otevře cíl hypertextového odkazu: vybíráme z _blank (otevře se v novém okně prohlížeče), _self (otevře se v aktivním okně prohlížeče), _top nebo _parent.</text:p>
        </text:list-item>
      </text:list>
      <text:list xml:id="list3259977727" text:style-name="Heading_20_Tip">
        <text:list-item>
          <text:p text:style-name="P69">Tip</text:p>
        </text:list-item>
      </text:list>
      <text:p text:style-name="P40">Ve většině případů postačí pro cílový rámec hodnota _self. Pokud to proto není nezbytné, není vhodné používat jiné volby.</text:p>
      <text:h text:style-name="P57"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7">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83">Obrázky nelze zahrnout do skupiny kreseb, proto se v dokumentu nemusí zachovat jejich zarovnání.</text:p>
        </text:list-item>
        <text:list-item>
          <text:p text:style-name="P83">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62" text:outline-level="2"><text:bookmark-start text:name="__RefHeading__7009_2065861793"/><text:soft-page-break/>Vytváření kreseb<text:bookmark-end text:name="__RefHeading__7009_2065861793"/></text:h>
      <text:p text:style-name="P8">To begin using the drawing tools, display the Drawing toolbar (Figure <text:sequence-ref text:reference-format="value" text:ref-name="refFigure7">8</text:sequence-ref>) by clicking <text:span text:style-name="LOMenuPath">View &gt; Toolbars &gt; Drawing</text:span> or by clicking on the <text:span text:style-name="LOStrongEmphasis">Show Draw Functions</text:span> icon <text:span text:style-name="T8"><draw:frame draw:style-name="fr14" draw:name="Image5" text:anchor-type="as-char" svg:width="0.423cm" svg:height="0.423cm" draw:z-index="39"><draw:image xlink:href="Pictures/100000000000001000000010D0AEF5E70AD60D3B.png" xlink:type="simple" xlink:show="embed" xlink:actuate="onLoad" loext:mime-type="image/png"/></draw:frame></text:span><text:span text:style-name="T8"><text:s/>on the standard toolbar.</text:span></text:p>
      <text:list xml:id="list164555448024090" text:continue-list="list3259977727" text:style-name="Heading_20_Tip">
        <text:list-item>
          <text:p text:style-name="P70">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3"><draw:frame draw:style-name="fr15" draw:name="Image6" text:anchor-type="paragraph" svg:width="16.99cm" svg:height="1.545cm" draw:z-index="4"><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1"><text:span text:style-name="LOStrongEmphasis">1</text:span></text:p>
          </table:table-cell>
          <table:table-cell table:style-name="Table3.B2" office:value-type="string">
            <text:p text:style-name="P21">Vybrat</text:p>
          </table:table-cell>
          <table:table-cell table:style-name="Table3.C2" office:value-type="float" office:value="7">
            <text:p text:style-name="P21"><text:span text:style-name="LOStrongEmphasis">7</text:span></text:p>
          </table:table-cell>
          <table:table-cell table:style-name="Table3.D2" office:value-type="string">
            <text:p text:style-name="P22">Obdélník</text:p>
          </table:table-cell>
          <table:table-cell table:style-name="Table3.E2" office:value-type="string">
            <text:p text:style-name="P21"><text:span text:style-name="LOStrongEmphasis">13</text:span></text:p>
          </table:table-cell>
          <table:table-cell table:style-name="Table3.F2" office:value-type="string">
            <text:p text:style-name="P26">Right Triangle</text:p>
          </table:table-cell>
          <table:table-cell table:style-name="Table3.G2" office:value-type="float" office:value="19">
            <text:p text:style-name="P21"><text:span text:style-name="LOStrongEmphasis">19</text:span></text:p>
          </table:table-cell>
          <table:table-cell table:style-name="Table3.H2" office:value-type="string">
            <text:p text:style-name="P22">Vývojový diagram</text:p>
          </table:table-cell>
        </table:table-row>
        <table:table-row>
          <table:table-cell table:style-name="Table3.A3" office:value-type="float" office:value="2">
            <text:p text:style-name="P21"><text:span text:style-name="LOStrongEmphasis">2</text:span></text:p>
          </table:table-cell>
          <table:table-cell table:style-name="Table3.B3" office:value-type="string">
            <text:p text:style-name="P21">Insert Line</text:p>
          </table:table-cell>
          <table:table-cell table:style-name="Table3.C3" office:value-type="float" office:value="8">
            <text:p text:style-name="P21"><text:span text:style-name="LOStrongEmphasis">8</text:span></text:p>
          </table:table-cell>
          <table:table-cell table:style-name="Table3.D3" office:value-type="string">
            <text:p text:style-name="P22">Rectangle, Rounded</text:p>
          </table:table-cell>
          <table:table-cell table:style-name="Table3.E3" office:value-type="float" office:value="14">
            <text:p text:style-name="P21"><text:span text:style-name="LOStrongEmphasis">14</text:span></text:p>
          </table:table-cell>
          <table:table-cell table:style-name="Table3.F3" office:value-type="string">
            <text:p text:style-name="P22">Insert Basic Shapes</text:p>
          </table:table-cell>
          <table:table-cell table:style-name="Table3.G3" office:value-type="float" office:value="20">
            <text:p text:style-name="P24"><text:span text:style-name="LOStrongEmphasis">20</text:span></text:p>
          </table:table-cell>
          <table:table-cell table:style-name="Table3.H3" office:value-type="string">
            <text:p text:style-name="P22">Bubliny</text:p>
          </table:table-cell>
        </table:table-row>
        <table:table-row>
          <table:table-cell table:style-name="Table3.A4" office:value-type="float" office:value="3">
            <text:p text:style-name="P21"><text:span text:style-name="LOStrongEmphasis">3</text:span></text:p>
          </table:table-cell>
          <table:table-cell table:style-name="Table3.B4" office:value-type="string">
            <text:p text:style-name="P25">Čáry a šipky</text:p>
          </table:table-cell>
          <table:table-cell table:style-name="Table3.C4" office:value-type="float" office:value="9">
            <text:p text:style-name="P21"><text:span text:style-name="LOStrongEmphasis">9</text:span></text:p>
          </table:table-cell>
          <table:table-cell table:style-name="Table3.D4" office:value-type="string">
            <text:p text:style-name="P25">Square</text:p>
          </table:table-cell>
          <table:table-cell table:style-name="Table3.E4" office:value-type="float" office:value="15">
            <text:p text:style-name="P21"><text:span text:style-name="LOStrongEmphasis">15</text:span></text:p>
          </table:table-cell>
          <table:table-cell table:style-name="Table3.F4" office:value-type="string">
            <text:p text:style-name="P22">Symbol</text:p>
          </table:table-cell>
          <table:table-cell table:style-name="Table3.G4" office:value-type="float" office:value="21">
            <text:p text:style-name="P24"><text:span text:style-name="LOStrongEmphasis">21</text:span></text:p>
          </table:table-cell>
          <table:table-cell table:style-name="Table3.H4" office:value-type="string">
            <text:p text:style-name="P26">Insert Text Box</text:p>
          </table:table-cell>
        </table:table-row>
        <table:table-row>
          <table:table-cell table:style-name="Table3.A5" office:value-type="float" office:value="4">
            <text:p text:style-name="P21"><text:span text:style-name="LOStrongEmphasis">4</text:span></text:p>
          </table:table-cell>
          <table:table-cell table:style-name="Table3.B5" office:value-type="string">
            <text:p text:style-name="P20">Curve, Freehand</text:p>
          </table:table-cell>
          <table:table-cell table:style-name="Table3.C5" office:value-type="float" office:value="10">
            <text:p text:style-name="P21"><text:span text:style-name="LOStrongEmphasis">10</text:span></text:p>
          </table:table-cell>
          <table:table-cell table:style-name="Table3.D5" office:value-type="string">
            <text:p text:style-name="P25">Elipsa</text:p>
          </table:table-cell>
          <table:table-cell table:style-name="Table3.E5" office:value-type="float" office:value="16">
            <text:p text:style-name="P21"><text:span text:style-name="LOStrongEmphasis">16</text:span></text:p>
          </table:table-cell>
          <table:table-cell table:style-name="Table3.F5" office:value-type="string">
            <text:p text:style-name="P22">Arrow</text:p>
          </table:table-cell>
          <table:table-cell table:style-name="Table3.G5" office:value-type="float" office:value="22">
            <text:p text:style-name="P24"><text:span text:style-name="LOStrongEmphasis">22</text:span></text:p>
          </table:table-cell>
          <table:table-cell table:style-name="Table3.H5" office:value-type="string">
            <text:p text:style-name="P26">písmomalba</text:p>
          </table:table-cell>
        </table:table-row>
        <table:table-row>
          <table:table-cell table:style-name="Table3.A6" office:value-type="float" office:value="5">
            <text:p text:style-name="P23">5</text:p>
          </table:table-cell>
          <table:table-cell table:style-name="Table3.B7" office:value-type="string">
            <text:p text:style-name="P20">Curve, Bézier</text:p>
          </table:table-cell>
          <table:table-cell table:style-name="Table3.C6" office:value-type="float" office:value="11">
            <text:p text:style-name="P21"><text:span text:style-name="LOStrongEmphasis">11</text:span></text:p>
          </table:table-cell>
          <table:table-cell table:style-name="Table3.D7" office:value-type="string">
            <text:p text:style-name="P26">Circle</text:p>
          </table:table-cell>
          <table:table-cell table:style-name="Table3.E6" office:value-type="float" office:value="17">
            <text:p text:style-name="P21"><text:span text:style-name="LOStrongEmphasis">17</text:span></text:p>
          </table:table-cell>
          <table:table-cell table:style-name="Table3.F7" office:value-type="string">
            <text:p text:style-name="P26">Star</text:p>
          </table:table-cell>
          <table:table-cell table:style-name="Table3.G6" office:value-type="float" office:value="23">
            <text:p text:style-name="P24"><text:span text:style-name="LOStrongEmphasis">23</text:span></text:p>
          </table:table-cell>
          <table:table-cell table:style-name="Table3.H7" office:value-type="string">
            <text:p text:style-name="P26">Body</text:p>
          </table:table-cell>
        </table:table-row>
        <table:table-row>
          <table:table-cell table:style-name="Table3.A7" office:value-type="float" office:value="6">
            <text:p text:style-name="P21"><text:span text:style-name="LOStrongEmphasis">6</text:span></text:p>
          </table:table-cell>
          <table:table-cell table:style-name="Table3.B7" office:value-type="string">
            <text:p text:style-name="P25">Polygon</text:p>
          </table:table-cell>
          <table:table-cell table:style-name="Table3.C7" office:value-type="float" office:value="12">
            <text:p text:style-name="P21"><text:span text:style-name="LOStrongEmphasis">12</text:span></text:p>
          </table:table-cell>
          <table:table-cell table:style-name="Table3.D7" office:value-type="string">
            <text:p text:style-name="P25">Isosceles Triangle</text:p>
          </table:table-cell>
          <table:table-cell table:style-name="Table3.E7" office:value-type="float" office:value="18">
            <text:p text:style-name="P21"><text:span text:style-name="LOStrongEmphasis">18</text:span></text:p>
          </table:table-cell>
          <table:table-cell table:style-name="Table3.F7" office:value-type="string">
            <text:p text:style-name="P22">Callout</text:p>
          </table:table-cell>
          <table:table-cell table:style-name="Table3.G7" office:value-type="float" office:value="24">
            <text:p text:style-name="P24"><text:span text:style-name="LOStrongEmphasis">24</text:span></text:p>
          </table:table-cell>
          <table:table-cell table:style-name="Table3.H7" office:value-type="string">
            <text:p text:style-name="P26">Toggle extrusion</text:p>
          </table:table-cell>
        </table:table-row>
        <table:table-row table:style-name="Table3.8">
          <table:table-cell table:style-name="Table3.A8" table:number-columns-spanned="8" office:value-type="string">
            <text:p text:style-name="P4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7">Chceme-li použít kreslicí nástroj:</text:p>
      <text:list xml:id="list1449131074" text:style-name="Numbering_20_1">
        <text:list-item text:start-value="1">
          <text:p text:style-name="P72">Klepneme v dokumentu na místo, ke kterému chceme kresbu ukotvit. V případě potřeby můžeme ukotvení později změnit.</text:p>
        </text:list-item>
        <text:list-item>
          <text:p text:style-name="P75">Choose the tool from<text:alphabetical-index-mark text:string-value="nástrojová lišta kresba"/> the Drawing toolbar (Figure <text:sequence-ref text:reference-format="value" text:ref-name="refFigure7">8</text:sequence-ref>). The mouse pointer changes to a drawing-functions pointer <draw:frame draw:style-name="fr16" draw:name="Image4" text:anchor-type="as-char" svg:width="0.556cm" svg:height="0.609cm" draw:z-index="9"><draw:image xlink:href="Pictures/100000000000001500000017756E8D44B25103ED.png" xlink:type="simple" xlink:show="embed" xlink:actuate="onLoad" loext:mime-type="image/png"/></draw:frame><text:s/>and the normal Formatting Toolbar changes to Drawing Object Properties toolbar (Figure <text:span text:style-name="T9"><text:sequence-ref text:reference-format="value" text:ref-name="refFigure8">9</text:sequence-ref></text:span>).</text:p>
        </text:list-item>
        <text:list-item>
          <text:p text:style-name="P72">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72">Chceme-li vybranou kreslicí funkci zrušit, stiskneme klávesu <text:span text:style-name="LOKeystroke">Esc</text:span> nebo klepneme na ikonu <text:span text:style-name="LOMenuPath">Vybrat</text:span> (šipka) na nástrojové liště Kresba.</text:p>
        </text:list-item>
        <text:list-item>
          <text:p text:style-name="P72">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8">9</text:sequence-ref>) or the choices and dialogs reached by right-clicking on the drawing object.</text:p>
        </text:list-item>
      </text:list>
      <text:h text:style-name="P62" text:outline-level="2"><text:bookmark-start text:name="__RefHeading__7011_2065861793"/>Setting or <text:alphabetical-index-mark text:string-value="vlastnosti" text:key1="kresby"/>changing properties for drawing objects<text:bookmark-end text:name="__RefHeading__7011_2065861793"/></text:h>
      <text:p text:style-name="P37">Chceme-li nastavit vlastnosti kresby před tím, než ji nakreslíme:</text:p>
      <text:list xml:id="list164557029152742" text:continue-list="list164556445941287" text:style-name="Numbering_20_1">
        <text:list-item text:start-value="1">
          <text:p text:style-name="P72">On the Drawing toolbar (Figure <text:sequence-ref text:reference-format="value" text:ref-name="refFigure7">8</text:sequence-ref>), click the <text:span text:style-name="LOMenuPath">Select</text:span> tool.</text:p>
        </text:list-item>
        <text:list-item>
          <text:p text:style-name="P72">On the Drawing Object Properties toolbar (Figure <text:sequence-ref text:reference-format="value" text:ref-name="refFigure8">9</text:sequence-ref>), click on the icon for each property and select the value you want for that property.</text:p>
        </text:list-item>
        <text:list-item>
          <text:p text:style-name="P72">Dialogová okna umožňující podrobnější nastavení zobrazíme tím, že na této nástrojové liště klepneme na ikony <text:span text:style-name="LOMenuPath">Oblast</text:span> nebo <text:span text:style-name="LOMenuPath">Čára</text:span>.</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1"><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Barva čáry</text:p>
          </table:table-cell>
          <table:table-cell table:style-name="Table23.C2" office:value-type="string">
            <text:p text:style-name="P45"><text:span text:style-name="LOStrongEmphasis">8</text:span></text:p>
          </table:table-cell>
          <table:table-cell table:style-name="Table23.D2" office:value-type="string">
            <text:p text:style-name="P48">Wrap Off</text:p>
          </table:table-cell>
          <table:table-cell table:style-name="Table23.E2" office:value-type="string">
            <text:p text:style-name="P45"><text:span text:style-name="LOStrongEmphasis">15</text:span></text:p>
          </table:table-cell>
          <table:table-cell table:style-name="Table23.F2" office:value-type="string">
            <text:p text:style-name="P48">Align</text:p>
          </table:table-cell>
          <table:table-cell table:style-name="Table23.G2" office:value-type="string">
            <text:p text:style-name="P47"><text:span text:style-name="LOStrongEmphasis">22</text:span></text:p>
          </table:table-cell>
          <table:table-cell table:style-name="Table23.H2" office:value-type="string">
            <text:p text:style-name="P49">Group</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Styl šipky</text:p>
          </table:table-cell>
          <table:table-cell table:style-name="Table23.A1" office:value-type="string">
            <text:p text:style-name="P45"><text:span text:style-name="LOStrongEmphasis">9</text:span></text:p>
          </table:table-cell>
          <table:table-cell table:style-name="Table23.A1" office:value-type="string">
            <text:p text:style-name="P48">Page Wrap</text:p>
          </table:table-cell>
          <table:table-cell table:style-name="Table23.A1" office:value-type="string">
            <text:p text:style-name="P45"><text:span text:style-name="LOStrongEmphasis">16</text:span></text:p>
          </table:table-cell>
          <table:table-cell table:style-name="Table23.A1" office:value-type="string">
            <text:p text:style-name="P49">Bring to Front</text:p>
          </table:table-cell>
          <table:table-cell table:style-name="Table23.A1" office:value-type="string">
            <text:p text:style-name="P47"><text:span text:style-name="LOStrongEmphasis">23</text:span></text:p>
          </table:table-cell>
          <table:table-cell table:style-name="Table23.A1" office:value-type="string">
            <text:p text:style-name="P49">Enter Group</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Styl čáry</text:p>
          </table:table-cell>
          <table:table-cell table:style-name="Table23.A1" office:value-type="string">
            <text:p text:style-name="P45"><text:span text:style-name="LOStrongEmphasis">10</text:span></text:p>
          </table:table-cell>
          <table:table-cell table:style-name="Table23.A1" office:value-type="string">
            <text:p text:style-name="P48">Optimal Page Wrap</text:p>
          </table:table-cell>
          <table:table-cell table:style-name="Table23.A1" office:value-type="string">
            <text:p text:style-name="P45"><text:span text:style-name="LOStrongEmphasis">17</text:span></text:p>
          </table:table-cell>
          <table:table-cell table:style-name="Table23.A1" office:value-type="string">
            <text:p text:style-name="P49">Forward One</text:p>
          </table:table-cell>
          <table:table-cell table:style-name="Table23.A1" office:value-type="string">
            <text:p text:style-name="P47"><text:span text:style-name="LOStrongEmphasis">24</text:span></text:p>
          </table:table-cell>
          <table:table-cell table:style-name="Table23.A1" office:value-type="string">
            <text:p text:style-name="P49">Exit Group</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Šířka čáry</text:p>
          </table:table-cell>
          <table:table-cell table:style-name="Table23.A1" office:value-type="string">
            <text:p text:style-name="P45"><text:span text:style-name="LOStrongEmphasis">11</text:span></text:p>
          </table:table-cell>
          <table:table-cell table:style-name="Table23.A1" office:value-type="string">
            <text:p text:style-name="P48">Wrap Left</text:p>
          </table:table-cell>
          <table:table-cell table:style-name="Table23.A1" office:value-type="string">
            <text:p text:style-name="P45"><text:span text:style-name="LOStrongEmphasis">18</text:span></text:p>
          </table:table-cell>
          <table:table-cell table:style-name="Table23.A1" office:value-type="string">
            <text:p text:style-name="P49">Back One</text:p>
          </table:table-cell>
          <table:table-cell table:style-name="Table23.A1" office:value-type="string">
            <text:p text:style-name="P45"><text:span text:style-name="LOStrongEmphasis">25</text:span></text:p>
          </table:table-cell>
          <table:table-cell table:style-name="Table23.A1" office:value-type="string">
            <text:p text:style-name="P49">Ungroup</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Styl / výplň oblasti</text:p>
          </table:table-cell>
          <table:table-cell table:style-name="Table23.A1" office:value-type="string">
            <text:p text:style-name="P45"><text:span text:style-name="LOStrongEmphasis">12</text:span></text:p>
          </table:table-cell>
          <table:table-cell table:style-name="Table23.A1" office:value-type="string">
            <text:p text:style-name="P48">Wrap Right</text:p>
          </table:table-cell>
          <table:table-cell table:style-name="Table23.A1" office:value-type="string">
            <text:p text:style-name="P45"><text:span text:style-name="LOStrongEmphasis">19</text:span></text:p>
          </table:table-cell>
          <table:table-cell table:style-name="Table23.A1" office:value-type="string">
            <text:p text:style-name="P49">Send to Back</text:p>
          </table:table-cell>
          <table:table-cell table:style-name="Table23.A1" office:value-type="string">
            <text:p text:style-name="P47"><text:span text:style-name="LOStrongEmphasis">26</text:span></text:p>
          </table:table-cell>
          <table:table-cell table:style-name="Table23.A1" office:value-type="string">
            <text:p text:style-name="P49">Insert Caption</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Fill Color</text:p>
          </table:table-cell>
          <table:table-cell table:style-name="Table23.A1" office:value-type="string">
            <text:p text:style-name="P45"><text:span text:style-name="LOStrongEmphasis">13</text:span></text:p>
          </table:table-cell>
          <table:table-cell table:style-name="Table23.A1" office:value-type="string">
            <text:p text:style-name="P48">Wrap Through</text:p>
          </table:table-cell>
          <table:table-cell table:style-name="Table23.A1" office:value-type="string">
            <text:p text:style-name="P47"><text:span text:style-name="LOStrongEmphasis">20</text:span></text:p>
          </table:table-cell>
          <table:table-cell table:style-name="Table23.A1" office:value-type="string">
            <text:p text:style-name="P49">To Foreground</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Anchor</text:p>
          </table:table-cell>
          <table:table-cell table:style-name="Table23.A1" office:value-type="string">
            <text:p text:style-name="P45"><text:span text:style-name="LOStrongEmphasis">14</text:span></text:p>
          </table:table-cell>
          <table:table-cell table:style-name="Table23.A1" office:value-type="string">
            <text:p text:style-name="P48">Rotate</text:p>
          </table:table-cell>
          <table:table-cell table:style-name="Table23.A1" office:value-type="string">
            <text:p text:style-name="P45"><text:span text:style-name="LOStrongEmphasis">21</text:span></text:p>
          </table:table-cell>
          <table:table-cell table:style-name="Table23.A1" office:value-type="string">
            <text:p text:style-name="P49">To Background</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1">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37">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8">Chceme-li změnit vlastnosti stávající kresby:</text:p>
      <text:list xml:id="list199900244" text:style-name="Numbering_20_1">
        <text:list-item text:start-value="1">
          <text:p text:style-name="P72">Vybereme objekt.</text:p>
        </text:list-item>
        <text:list-item>
          <text:p text:style-name="P72">Pokračujeme způsobem popsaným výše.</text:p>
        </text:list-item>
      </text:list>
      <text:p text:style-name="P38">U kresby můžeme určit také umístění a velikost, otočení, zkosení a poloměr rohu:</text:p>
      <text:list xml:id="list1864282559" text:style-name="Numbering_20_1">
        <text:list-item text:start-value="1">
          <text:p text:style-name="P72">Klepneme na kresbu pravým tlačítkem a zvolíme <text:span text:style-name="LOMenuPath">Umístění a velikost</text:span> v místní nabídce. Zobrazí se dialogové okno Umístění a velikost.</text:p>
        </text:list-item>
        <text:list-item>
          <text:p text:style-name="P72">Zvolíme požadované vlastnosti.</text:p>
        </text:list-item>
      </text:list>
      <text:h text:style-name="P63" text:outline-level="2"><text:bookmark-start text:name="__RefHeading__7013_2065861793"/>Změna velikosti kreseb<text:bookmark-end text:name="__RefHeading__7013_2065861793"/></text:h>
      <text:p text:style-name="P8">Velikost kresby změníme obdobně jako u obrázku. Select the object, click on one of the eight handles around it and drag it to its new size. The object will be scaled up or down.</text:p>
      <text:p text:style-name="P8">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8">For more sophisticated control of the size of the object, choose <text:span text:style-name="LOMenuPath">Format &gt; Frame and Object &gt; Properties</text:span> from the Menu bar. Use the <text:span text:style-name="LOMenuPath">Type</text:span> tab to set the position and size independently. If the <text:span text:style-name="LOMenuPath">Keep ratio</text:span> option is selected, then the two dimensions change so that the proportion is maintained, resulting in a scaled resizing.</text:p>
      <text:h text:style-name="P64" text:outline-level="2"><text:bookmark-start text:name="__RefHeading__7015_2065861793"/><text:alphabetical-index-mark text:string-value="seskupování" text:key1="kresby"/>Seskupování kreseb<text:bookmark-end text:name="__RefHeading__7015_2065861793"/></text:h>
      <text:p text:style-name="P14">Grouping drawing objects makes it easier to handle several objects as a single entity, while preserving their relative sizes and positions.</text:p>
      <text:p text:style-name="P38">Chceme-li seskupit kresby:</text:p>
      <text:list xml:id="list164555319083350" text:continue-list="list1864282559" text:style-name="Numbering_20_1">
        <text:list-item text:start-value="1">
          <text:p text:style-name="P72">Vybereme jeden objekt, poté podržíme klávesu <text:span text:style-name="LOEmphasis">Shift</text:span> a vybereme další, které chceme do skupiny zahrnout. Rámeček vymezený úchyty se zvětší, aby obsáhl všechny vybrané objekty.</text:p>
        </text:list-item>
        <text:list-item>
          <text:p text:style-name="P76">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164555266661066" text:continue-list="list164556848550290" text:style-name="Heading_20_Note">
        <text:list-item>
          <text:p text:style-name="P68"><text:soft-page-break/>Poznámka</text:p>
        </text:list-item>
      </text:list>
      <text:p text:style-name="P40">Do skupiny kreseb nelze zahrnout obrázek, ať už vložený nebo jako odkaz.</text:p>
      <text:h text:style-name="P57"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62" text:outline-level="2"><text:bookmark-start text:name="__RefHeading__13217_2065861793"/><text:alphabetical-index-mark text:string-value="vytváření objektu" text:key1="písmomalba"/>Vytváření objektů písmomalby<text:bookmark-end text:name="__RefHeading__13217_2065861793"/></text:h>
      <text:list xml:id="list164555735980162" text:continue-list="list164557029152742" text:style-name="Numbering_20_1">
        <text:list-item text:start-value="1">
          <text:p text:style-name="P72">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2">In the <text:alphabetical-index-mark text:string-value="galerie" text:key1="písmomalba"/>Fontwork Gallery (Figure <text:sequence-ref text:reference-format="value" text:ref-name="refFigure9">10</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4"><draw:frame draw:style-name="fr3" draw:name="Frame53" text:anchor-type="as-char" svg:width="8.943cm" draw:z-index="11"><draw:text-box fo:min-height="11.612cm"><text:p text:style-name="Caption"><draw:frame draw:style-name="fr17" draw:name="Image8" text:anchor-type="paragraph" svg:width="8.943cm" svg:height="10.954cm" draw:z-index="40"><draw:image xlink:href="Pictures/10000000000001520000019EBAF241CF32B64673.png" xlink:type="simple" xlink:show="embed" xlink:actuate="onLoad" loext:mime-type="image/png"/></draw:frame>Figure <text:sequence text:ref-name="refFigure9" text:name="Figure" text:formula="ooow:Figure+1" style:num-format="1">10</text:sequence>: The Fontwork Gallery</text:p></draw:text-box></draw:frame></text:p>
      <text:list xml:id="list164556542665643" text:continue-numbering="true" text:style-name="Numbering_20_1">
        <text:list-item>
          <text:p text:style-name="P78"><text:soft-page-break/>Double-click the object to edit the Fontwork text (see Figure <text:sequence-ref text:reference-format="value" text:ref-name="refFigure10">11</text:sequence-ref>). Vybereme text a černý nápis <text:span text:style-name="LOEmphasis">Fontwork</text:span>, který se zobrazuje přes objekt, nahradíme vlastním textem.</text:p>
        </text:list-item>
      </text:list>
      <text:p text:style-name="P33"><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745B611906DD1FC.png" xlink:type="simple" xlink:show="embed" xlink:actuate="onLoad" loext:mime-type="image/png"/></draw:frame>Figure <text:sequence text:ref-name="refFigure10" text:name="Figure" text:formula="ooow:Figure+1" style:num-format="1">11</text:sequence>: Editing Fontwork text</text:p></draw:text-box></draw:frame></text:p>
      <text:list xml:id="list164555673870350" text:continue-numbering="true" text:style-name="Numbering_20_1">
        <text:list-item>
          <text:p text:style-name="P72">Klepneme kamkoliv na volné místo nebo stiskneme <text:span text:style-name="LOKeystroke">Esc</text:span>, čímž změny použijeme.</text:p>
        </text:list-item>
      </text:list>
      <text:h text:style-name="P62"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0" text:outline-level="3"><text:bookmark-start text:name="__RefHeading__13221_2065861793"/>Použití <text:alphabetical-index-mark text:string-value="nástrojová lišta" text:key1="písmomalba"/>nástrojové lišty Písmomalba<text:bookmark-end text:name="__RefHeading__13221_2065861793"/></text:h>
      <text:p text:style-name="P8">Make sure that the Fontwork toolbar, shown in Figure <text:sequence-ref text:reference-format="value" text:ref-name="refFigure11">12</text:sequence-ref>, is visible. Pokud není, zvolíme <text:span text:style-name="LOMenuPath">Zobrazit &gt; Nástrojové lišty &gt; Písmomalba</text:span>. Za účelem úpravy objektů písmomalby klepneme na některou z ikon:</text:p>
      <text:p text:style-name="P50"><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EEC55860AC342EE4.png" xlink:type="simple" xlink:show="embed" xlink:actuate="onLoad" loext:mime-type="image/png"/></draw:frame>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8"><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Obrázek <text:sequence text:ref-name="refFigure12" text:name="Figure" text:formula="ooow:Figure+1" style:num-format="1">13</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8"><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33"><draw:frame draw:style-name="fr4" draw:name="Frame61" text:anchor-type="as-char" svg:width="10.135cm" draw:z-index="34"><draw:text-box fo:min-height="3.099cm"><text:p text:style-name="Caption"><draw:frame draw:style-name="fr17" draw:name="Image45" text:anchor-type="paragraph" svg:width="9.021cm" svg:height="2.499cm" draw:z-index="35"><draw:image xlink:href="Pictures/100000000000019C00000086D807B0CA888ADD74.png" xlink:type="simple" xlink:show="embed" xlink:actuate="onLoad" loext:mime-type="image/png"/></draw:frame>Obrázek <text:sequence text:ref-name="refFigure13" text:name="Figure" text:formula="ooow:Figure+1" style:num-format="1">14</text:sequence>: Vlevo: běžná písmena; vpravo: stejná výška písmen</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8"><draw:frame draw:style-name="fr22" draw:name="graphics12" text:anchor-type="as-char" svg:width="0.847cm" svg:height="0.847cm" draw:z-index="36"><draw:image xlink:href="Pictures/100000000000002000000020B7CA8BF82AC9CC88.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8"><draw:frame draw:style-name="fr17" draw:name="Image46" text:anchor-type="paragraph" svg:width="3.187cm" svg:height="3.284cm" draw:z-index="6"><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8"><draw:frame draw:style-name="fr23" draw:name="Image47" text:anchor-type="as-char" svg:width="1.083cm" svg:height="0.891cm" draw:z-index="38"><draw:image xlink:href="Pictures/100002010000002B0000001FB1E3F78CCADE4C12.png" xlink:type="simple" xlink:show="embed" xlink:actuate="onLoad" loext:mime-type="image/png"/></draw:frame></text:p>
          </table:table-cell>
          <table:table-cell table:style-name="Table27.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27.A1" office:value-type="string">
            <text:p text:style-name="P30"><draw:frame draw:style-name="fr17" draw:name="Image48" text:anchor-type="paragraph" svg:width="4.604cm" svg:height="4.353cm" draw:z-index="7"><draw:image xlink:href="Pictures/10000201000000B9000000AF0F9BDA6EF023ACBD.png" xlink:type="simple" xlink:show="embed" xlink:actuate="onLoad" loext:mime-type="image/png"/></draw:frame></text:p>
          </table:table-cell>
        </table:table-row>
      </table:table>
      <text:h text:style-name="P8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0">Klepneme na objekt písmomalby. The Formatting toolbar changes to The Drawing Object Properties toolbar (Figure <text:sequence-ref text:reference-format="value" text:ref-name="refFigure8">9</text:sequence-ref>) when you use Fontwork in Writer.)</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32"><text:bookmark-start text:name="__RefHeading__13225_2065861793"/><text:reference-mark-start text:name="Line options dialog"/>Možnosti čáry<text:bookmark-end text:name="__RefHeading__13225_2065861793"/><text:reference-mark-end text:name="Line options dialog"/></text:p>
      <text:p text:style-name="P37"><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32"><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7">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83">Záložka <text:span text:style-name="LOMenuPath">Oblast</text:span>: Zvolíme z daného seznamu výplň vybraného objektu: barvu, rastr, přechod nebo vzorek šrafování.</text:p>
        </text:list-item>
        <text:list-item>
          <text:p text:style-name="P83">Záložka <text:span text:style-name="LOMenuPath">Stín</text:span>: Nastavíme vlastnosti stínu vybraného objektu.</text:p>
        </text:list-item>
        <text:list-item>
          <text:p text:style-name="P83">Záložka <text:span text:style-name="LOMenuPath">Průhlednost</text:span>: Nastavíme vlastnosti průhlednosti vybraného objektu.</text:p>
        </text:list-item>
        <text:list-item>
          <text:p text:style-name="P83">Záložka <text:span text:style-name="LOMenuPath">Barvu</text:span>: Změníme stávající barvy nebo přidáme nové barvy, které se zobrazí na záložce Oblast.</text:p>
        </text:list-item>
        <text:list-item>
          <text:p text:style-name="P83">Záložka <text:span text:style-name="LOMenuPath">Přechody</text:span>: Změníme stávající přechody nebo přidáme nové přechody, které se zobrazí na záložce Oblast.</text:p>
        </text:list-item>
        <text:list-item>
          <text:p text:style-name="P83">Záložka <text:span text:style-name="LOMenuPath">Šrafování</text:span>: Změníme stávající vzorky šrafování nebo přidáme nové vzorky šrafování, které se zobrazí na záložce Oblast.</text:p>
        </text:list-item>
        <text:list-item>
          <text:p text:style-name="P83"><text:soft-page-break/>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32"><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7">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83">Ke stránce — zachová se umístění objektu vzhledem k okrajům stránky. Objekt se neposune, když přidáme nebo smažeme text.</text:p>
        </text:list-item>
        <text:list-item>
          <text:p text:style-name="P83">K odstavci — objekt se přičlení k odstavci a bude se posunovat s odstavcem. Může být umístěn k okraji nebo na jiné místo.</text:p>
        </text:list-item>
        <text:list-item>
          <text:p text:style-name="P83">Ke znaku — objekt se přičlení ke znaku, ale není součástí posloupnosti znaků. Bude se posunovat s odstavcem, může být umístěn k okrajům nebo na jiné místo. Tento způsob se podobá ukotvení k odstavci.</text:p>
        </text:list-item>
        <text:list-item>
          <text:p text:style-name="P83">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80" text:outline-level="3"><text:bookmark-start text:name="__RefHeading__13231_2065861793"/><text:reference-mark-start text:name="Using menu options"/>Použití možností v nabídkách<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On the Position and Size dialog, you can enter precise values for size and position. Podrobnější informace o všech těchto možnostech nabídek se nachází v příručce <text:span text:style-name="LOEmphasis">Draw Guide</text:span>.</text:p>
      <text:h text:style-name="P8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33"><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6A2997E1D3AC3D88.png" xlink:type="simple" xlink:show="embed" xlink:actuate="onLoad" loext:mime-type="image/png"/></draw:frame>Figure <text:sequence text:ref-name="refFigure14" text:name="Figure" text:formula="ooow:Figure+1" style:num-format="1">15</text:sequence>: 3D-Settings toolbars</text:p></draw:text-box></draw:frame></text:p>
      <text:h text:style-name="P62" text:outline-level="2"><text:bookmark-start text:name="__RefHeading__13235_2065861793"/><text:soft-page-break/><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17"><draw:frame draw:style-name="fr14" draw:name="Image51" text:anchor-type="as-char" svg:width="6.324cm" svg:height="4.26cm" draw:z-index="22"><draw:image xlink:href="Pictures/10000000000000EF000000A181E9AF96DDF8FE7C.png" xlink:type="simple" xlink:show="embed" xlink:actuate="onLoad" loext:mime-type="image/png"/></draw:frame></text:p>
          </table:table-cell>
        </table:table-row>
      </table:table>
      <text:p text:style-name="P53"><text:bookmark-start text:name="__RefHeading__5648_156656864413"/>For precise control of the location and size of the object, use the Position and Size areas of the Type tab in the Properties dialog.<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1  Graphics, Gallery, Fontwork</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18S</meta:editing-duration>
    <meta:editing-cycles>21</meta:editing-cycles>
    <meta:generator>LibreOffice/6.1.1.2$MacOSX_X86_64 LibreOffice_project/5d19a1bfa650b796764388cd8b33a5af1f5baa1b</meta:generator>
    <dc:title>Chapter 11  Graphics, Gallery, Fontwork</dc:title>
    <meta:initial-creator>Dave Barton</meta:initial-creator>
    <dc:date>2018-09-18T16:45:54.527734430</dc:date>
    <dc:creator>Jean Weber</dc:creator>
    <meta:document-statistic meta:table-count="10" meta:image-count="28" meta:object-count="0" meta:page-count="19" meta:paragraph-count="468" meta:word-count="5697" meta:character-count="32526" meta:non-whitespace-character-count="27309"/>
    <meta:template xlink:type="simple" xlink:actuate="onRequest" xlink:title="LibreOffice_6_Chapter_Template" xlink:href="../../../AppData/Roaming/LibreOffice/4/user/template/LibreOffice/LibreOffice_6_Chapter_Template.ott" meta:date="2018-01-29T10:35:04.405000000"/>
  </office:meta>
</office:document-meta>
</file>